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4.763cm"/>
          <style:tab-stop style:position="8.89cm"/>
          <style:tab-stop style:position="13.018cm"/>
        </style:tab-stops>
      </style:paragraph-properties>
    </style:style>
    <style:style style:name="P2" style:family="paragraph" style:parent-style-name="Standard">
      <style:text-properties style:font-name="Calibri" fo:font-size="12pt" style:font-size-asian="12pt" style:font-size-complex="12pt"/>
    </style:style>
    <style:style style:name="P3" style:family="paragraph" style:parent-style-name="Standard">
      <style:paragraph-properties fo:text-align="start" style:justify-single-word="false"/>
      <style:text-properties style:font-name="Calibri" fo:font-size="12pt" style:font-size-asian="12pt" style:font-size-complex="12pt"/>
    </style:style>
    <style:style style:name="P4" style:family="paragraph" style:parent-style-name="Standard">
      <style:paragraph-properties fo:text-align="center" style:justify-single-word="false"/>
      <style:text-properties style:font-name="Calibri"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margin-top="1cm" fo:margin-bottom="1cm" style:contextual-spacing="false" fo:text-align="center" style:justify-single-word="false" fo:keep-with-next="always"/>
    </style:style>
    <style:style style:name="P7" style:family="paragraph" style:parent-style-name="Standard">
      <style:paragraph-properties fo:margin-top="0.7cm" fo:margin-bottom="0.3cm" style:contextual-spacing="false" fo:text-align="start" style:justify-single-word="false" fo:keep-with-next="always"/>
    </style:style>
    <style:style style:name="P8" style:family="paragraph" style:parent-style-name="Standard">
      <style:paragraph-properties fo:margin-top="0.7cm" fo:margin-bottom="0.3cm" style:contextual-spacing="false" fo:text-align="center" style:justify-single-word="false" fo:keep-with-next="always"/>
    </style:style>
    <style:style style:name="P9" style:family="paragraph" style:parent-style-name="Standard">
      <style:paragraph-properties fo:margin-left="1.27cm" fo:margin-right="0cm" fo:text-align="start" style:justify-single-word="false" fo:text-indent="0cm" style:auto-text-indent="false">
        <style:tab-stops/>
      </style:paragraph-properties>
      <style:text-properties style:font-name="Calibri" fo:font-size="12pt" style:font-size-asian="12pt" style:font-size-complex="12pt"/>
    </style:style>
    <style:style style:name="P10" style:family="paragraph" style:parent-style-name="Standard">
      <style:paragraph-properties fo:margin-left="1.27cm" fo:margin-right="0cm" fo:text-align="start" style:justify-single-word="false" fo:text-indent="0cm" style:auto-text-indent="false">
        <style:tab-stops>
          <style:tab-stop style:position="-1.27cm"/>
        </style:tab-stops>
      </style:paragraph-properties>
      <style:text-properties style:font-name="Calibri" fo:font-size="12pt" style:font-size-asian="12pt" style:font-size-complex="12pt"/>
    </style:style>
    <style:style style:name="P11" style:family="paragraph" style:parent-style-name="Standard">
      <style:paragraph-properties fo:margin-left="1.27cm" fo:margin-right="0cm" fo:text-align="end" style:justify-single-word="false" fo:text-indent="0cm" style:auto-text-indent="false">
        <style:tab-stops/>
      </style:paragraph-properties>
      <style:text-properties style:font-name="Calibri" fo:font-size="12pt" style:font-size-asian="12pt" style:font-size-complex="12pt"/>
    </style:style>
    <style:style style:name="P12" style:family="paragraph" style:parent-style-name="Standard">
      <style:paragraph-properties fo:margin-left="1.27cm" fo:margin-right="0cm" fo:text-align="end" style:justify-single-word="false" fo:text-indent="0cm" style:auto-text-indent="false">
        <style:tab-stops>
          <style:tab-stop style:position="-1.27cm"/>
        </style:tab-stops>
      </style:paragraph-properties>
      <style:text-properties style:font-name="Calibri" fo:font-size="12pt" style:font-size-asian="12pt" style:font-size-complex="12pt"/>
    </style:style>
    <style:style style:name="P13" style:family="paragraph" style:parent-style-name="Standard">
      <style:paragraph-properties fo:margin-left="1.27cm" fo:margin-right="0cm" fo:text-indent="0cm" style:auto-text-indent="false">
        <style:tab-stops/>
      </style:paragraph-properties>
      <style:text-properties style:font-name="Calibri" fo:font-size="12pt" style:font-size-asian="12pt" style:font-size-complex="12pt"/>
    </style:style>
    <style:style style:name="P14" style:family="paragraph" style:parent-style-name="Standard">
      <style:paragraph-properties fo:margin-left="1.27cm" fo:margin-right="0cm" fo:text-align="end" style:justify-single-word="false" fo:text-indent="0cm" style:auto-text-indent="false">
        <style:tab-stops/>
      </style:paragraph-properties>
    </style:style>
    <style:style style:name="P15" style:family="paragraph" style:parent-style-name="Standard">
      <style:paragraph-properties fo:margin-left="1.27cm" fo:margin-right="0cm" fo:text-align="end" style:justify-single-word="false" fo:text-indent="0cm" style:auto-text-indent="false">
        <style:tab-stops>
          <style:tab-stop style:position="-1.27cm"/>
        </style:tab-stops>
      </style:paragraph-properties>
    </style:style>
    <style:style style:name="P16" style:family="paragraph" style:parent-style-name="Standard">
      <style:paragraph-properties fo:margin-left="1.27cm" fo:margin-right="0cm" fo:text-indent="0cm" style:auto-text-indent="false">
        <style:tab-stops/>
      </style:paragraph-properties>
    </style:style>
    <style:style style:name="P17" style:family="paragraph" style:parent-style-name="Standard">
      <style:paragraph-properties fo:margin-left="1.27cm" fo:margin-right="0cm" fo:margin-top="0.499cm" fo:margin-bottom="0cm" style:contextual-spacing="false" fo:text-indent="0cm" style:auto-text-indent="false">
        <style:tab-stops/>
      </style:paragraph-properties>
      <style:text-properties style:font-name="Calibri" fo:font-size="12pt" style:font-size-asian="12pt" style:font-size-complex="12pt"/>
    </style:style>
    <style:style style:name="P18" style:family="paragraph" style:parent-style-name="Standard">
      <style:paragraph-properties fo:margin-top="0.7cm" fo:margin-bottom="0cm" style:contextual-spacing="false" fo:text-align="center" style:justify-single-word="false" fo:keep-with-next="always"/>
    </style:style>
    <style:style style:name="P19" style:family="paragraph" style:parent-style-name="Standard" style:list-style-name="LS1">
      <style:paragraph-properties fo:text-align="start" style:justify-single-word="false"/>
      <style:text-properties style:font-name="Calibri" fo:font-size="12pt" officeooo:paragraph-rsid="0005c288" style:font-size-asian="12pt" style:font-size-complex="12pt"/>
    </style:style>
    <style:style style:name="P20" style:family="paragraph" style:parent-style-name="Standard">
      <style:paragraph-properties fo:text-align="start" style:justify-single-word="false"/>
      <style:text-properties style:font-name="Calibri" fo:font-size="12pt" officeooo:paragraph-rsid="00068aa2" style:font-size-asian="12pt" style:font-size-complex="12pt"/>
    </style:style>
    <style:style style:name="P21" style:family="paragraph" style:parent-style-name="Standard" style:list-style-name="L2">
      <style:text-properties style:font-name="Calibri" fo:font-size="12pt" style:font-size-asian="12pt" style:font-size-complex="12pt"/>
    </style:style>
    <style:style style:name="P22" style:family="paragraph" style:parent-style-name="Standard" style:list-style-name="L4">
      <style:text-properties style:font-name="Calibri" fo:font-size="12pt" style:font-size-asian="12pt" style:font-size-complex="12pt"/>
    </style:style>
    <style:style style:name="P23" style:family="paragraph" style:parent-style-name="Standard" style:list-style-name="LS4">
      <style:text-properties style:font-name="Calibri" fo:font-size="12pt" style:font-size-asian="12pt" style:font-size-complex="12pt"/>
    </style:style>
    <style:style style:name="P24" style:family="paragraph" style:parent-style-name="Standard" style:list-style-name="L6">
      <style:text-properties style:font-name="Calibri" fo:font-size="12pt" style:font-size-asian="12pt" style:font-size-complex="12pt"/>
    </style:style>
    <style:style style:name="P25" style:family="paragraph" style:parent-style-name="Standard" style:list-style-name="L7">
      <style:text-properties style:font-name="Calibri" fo:font-size="12pt" style:font-size-asian="12pt" style:font-size-complex="12pt"/>
    </style:style>
    <style:style style:name="P26" style:family="paragraph" style:parent-style-name="Standard" style:list-style-name="L8">
      <style:text-properties style:font-name="Calibri" fo:font-size="12pt" style:font-size-asian="12pt" style:font-size-complex="12pt"/>
    </style:style>
    <style:style style:name="P27" style:family="paragraph" style:parent-style-name="Standard" style:list-style-name="L1">
      <style:paragraph-properties fo:text-align="start" style:justify-single-word="false"/>
    </style:style>
    <style:style style:name="P28" style:family="paragraph" style:parent-style-name="Standard" style:master-page-name="MP0">
      <style:paragraph-properties fo:text-align="end" style:justify-single-word="false" style:page-number="auto" fo:break-before="page"/>
      <style:text-properties style:font-name="Calibri" fo:font-size="12pt" style:font-size-asian="12pt" style:font-size-complex="12pt"/>
    </style:style>
    <style:style style:name="P29" style:family="paragraph" style:parent-style-name="Standard" style:list-style-name="L3">
      <style:paragraph-properties fo:margin-top="0.499cm" fo:margin-bottom="0.499cm" style:contextual-spacing="false"/>
    </style:style>
    <style:style style:name="P30" style:family="paragraph" style:parent-style-name="Standard" style:list-style-name="L5">
      <style:paragraph-properties fo:margin-top="0.499cm" fo:margin-bottom="0cm" style:contextual-spacing="false"/>
      <style:text-properties style:font-name="Calibri" fo:font-size="12pt" style:font-size-asian="12pt" style:font-size-complex="12pt"/>
    </style:style>
    <style:style style:name="P31" style:family="paragraph" style:parent-style-name="Standard" style:master-page-name="">
      <style:paragraph-properties fo:margin-left="0cm" fo:margin-right="0cm" fo:text-align="center" style:justify-single-word="false" fo:hyphenation-ladder-count="no-limit" fo:text-indent="-1.101cm" style:auto-text-indent="false" style:page-number="auto">
        <style:tab-stops>
          <style:tab-stop style:position="4.763cm"/>
          <style:tab-stop style:position="8.89cm"/>
          <style:tab-stop style:position="13.018cm"/>
        </style:tab-stops>
      </style:paragraph-properties>
      <style:text-properties fo:hyphenate="false"/>
    </style:style>
    <style:style style:name="T1" style:family="text">
      <style:text-properties fo:color="#666666" fo:font-size="10pt" style:font-size-asian="10pt" style:font-size-complex="10pt"/>
    </style:style>
    <style:style style:name="T2" style:family="text">
      <style:text-properties style:font-name="Calibri" fo:font-size="14pt" fo:font-weight="bold" style:font-name-asian="Arial" style:font-size-asian="14pt" style:font-weight-asian="bold" style:font-name-complex="Arial" style:font-size-complex="14pt"/>
    </style:style>
    <style:style style:name="T3" style:family="text">
      <style:text-properties style:font-name="Calibri" fo:font-size="12pt" fo:font-weight="bold" style:font-name-asian="Arial" style:font-size-asian="12pt" style:font-weight-asian="bold" style:font-name-complex="Arial" style:font-size-complex="12pt" style:font-weight-complex="bold"/>
    </style:style>
    <style:style style:name="T4" style:family="text">
      <style:text-properties style:font-name="Calibri" fo:font-size="12pt" fo:font-weight="bold" style:font-size-asian="12pt" style:font-weight-asian="bold" style:font-size-complex="12pt" style:font-weight-complex="bold"/>
    </style:style>
    <style:style style:name="T5" style:family="text">
      <style:text-properties style:font-name="Calibri" fo:font-size="12pt" style:font-size-asian="12pt" style:font-size-complex="12pt"/>
    </style:style>
    <style:style style:name="T6" style:family="text">
      <style:text-properties style:font-name="Calibri" fo:font-size="12pt" style:font-name-asian="Arial" style:font-size-asian="12pt" style:font-name-complex="Arial" style:font-size-complex="12pt"/>
    </style:style>
    <style:style style:name="T7" style:family="text">
      <style:text-properties fo:color="#333333" style:font-name="Calibri" fo:font-size="12pt" fo:background-color="#ffffff" loext:char-shading-value="0" style:font-size-asian="12pt" style:font-name-complex="Times New Roman" style:font-size-complex="12pt"/>
    </style:style>
    <style:style style:name="T8" style:family="text">
      <style:text-properties officeooo:rsid="0005c288"/>
    </style:style>
    <style:style style:name="T9" style:family="text">
      <style:text-properties officeooo:rsid="00068aa2"/>
    </style:style>
    <style:style style:name="T10" style:family="text">
      <style:text-properties officeooo:rsid="0007c01b"/>
    </style:style>
    <text:list-style style:name="L1">
      <text:list-level-style-number text:level="1" style:num-suffix="." style:num-format="1" text:start-value="2">
        <style:list-level-properties text:space-before="0.635cm"/>
      </text:list-level-style-number>
      <text:list-level-style-number text:level="2" style:num-suffix="." style:num-format="1" text:start-value="2">
        <style:list-level-properties text:space-before="0.635cm"/>
      </text:list-level-style-number>
      <text:list-level-style-number text:level="3" style:num-suffix="." style:num-format="1" text:start-value="2">
        <style:list-level-properties text:space-before="0.635cm"/>
      </text:list-level-style-number>
      <text:list-level-style-number text:level="4" style:num-suffix="." style:num-format="1" text:start-value="2">
        <style:list-level-properties text:space-before="0.635cm"/>
      </text:list-level-style-number>
      <text:list-level-style-number text:level="5" style:num-suffix="." style:num-format="1" text:start-value="2">
        <style:list-level-properties text:space-before="0.635cm"/>
      </text:list-level-style-number>
      <text:list-level-style-number text:level="6" style:num-suffix="." style:num-format="1" text:start-value="2">
        <style:list-level-properties text:space-before="0.635cm"/>
      </text:list-level-style-number>
      <text:list-level-style-number text:level="7" style:num-suffix="." style:num-format="1" text:start-value="2">
        <style:list-level-properties text:space-before="0.635cm"/>
      </text:list-level-style-number>
      <text:list-level-style-number text:level="8" style:num-suffix="." style:num-format="1" text:start-value="2">
        <style:list-level-properties text:space-before="0.635cm"/>
      </text:list-level-style-number>
      <text:list-level-style-number text:level="9" style:num-suffix="." style:num-format="1" text:start-value="2">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text:span text:style-name="Standardní_20_písmo_20_odstavce"><text:span text:style-name="T2">Smlouva o podpoře kandidáta</text:span></text:span></text:p>
      <text:p text:style-name="P2"><text:bookmark text:name="id.gjdgxs"/></text:p>
      <text:p text:style-name="P7"><text:span text:style-name="Standardní_20_písmo_20_odstavce"><text:span text:style-name="T3">Smluvní strany</text:span></text:span></text:p>
      <text:p text:style-name="P3">Smluvními stranami této smlouvy jsou:</text:p>
      <text:p text:style-name="P4"/>
      <text:list xml:id="list3641824297623310295" text:style-name="LS1">
        <text:list-item>
          <text:p text:style-name="P19">Mgr. Janem Holáskem, LL.M. narozen 16. 11. 1972 v Hradci Králové</text:p>
          <text:p text:style-name="P19">trvale bytem Krajníkova 387, 252 29, Dobřichovice</text:p>
        </text:list-item>
      </text:list>
      <text:p text:style-name="P9"/>
      <text:p text:style-name="P14"><text:span text:style-name="Standardní_20_písmo_20_odstavce"><text:span text:style-name="T5">(dále jen „</text:span></text:span><text:span text:style-name="Standardní_20_písmo_20_odstavce"><text:span text:style-name="T4">kandidát</text:span></text:span><text:span text:style-name="Standardní_20_písmo_20_odstavce"><text:span text:style-name="T5">“)</text:span></text:span></text:p>
      <text:p text:style-name="P11"><text:s text:c="3"/></text:p>
      <text:list xml:id="list4302348729136351878" text:style-name="L1">
        <text:list-item>
          <text:p text:style-name="P27"><text:span text:style-name="Standardní_20_písmo_20_odstavce"><text:span text:style-name="T5"><text:s text:c="3"/>Česká pirátská strana,<text:line-break/> <text:s text:c="5"/>se sídlem Řehořova 943/19, Praha 3</text:span></text:span></text:p>
        </text:list-item>
      </text:list>
      <text:p text:style-name="P9"/>
      <text:p text:style-name="P10"/>
      <text:p text:style-name="P15"><text:span text:style-name="Standardní_20_písmo_20_odstavce"><text:span text:style-name="T5"><text:s/>(dále jen „</text:span></text:span><text:span text:style-name="Standardní_20_písmo_20_odstavce"><text:span text:style-name="T4">politická strana</text:span></text:span><text:span text:style-name="Standardní_20_písmo_20_odstavce"><text:span text:style-name="T5">“)</text:span></text:span></text:p>
      <text:p text:style-name="P12"/>
      <text:p text:style-name="P18"><text:bookmark text:name="id.30j0zll"/><text:span text:style-name="Standardní_20_písmo_20_odstavce"><text:span text:style-name="T6">1.</text:span></text:span><text:span text:style-name="Standardní_20_písmo_20_odstavce"><text:span text:style-name="T3"> <text:s/>Volby</text:span></text:span></text:p>
      <text:p text:style-name="P17">Tato smlouva se týká voleb do Senátu Parlamentu České republiky konaných dne <text:span text:style-name="T8">7</text:span> a <text:span text:style-name="T8">8</text:span>. Října 2014 ve volebním obvodu č. <text:span text:style-name="T8">16</text:span> na volební období 201<text:span text:style-name="T8">6</text:span>-202<text:span text:style-name="T8">2</text:span>.<text:bookmark text:name="id.1fob9te"/> <text:s/></text:p>
      <text:p text:style-name="P18"><text:span text:style-name="Standardní_20_písmo_20_odstavce"><text:span text:style-name="T6">2.</text:span></text:span><text:span text:style-name="Standardní_20_písmo_20_odstavce"><text:span text:style-name="T3"> <text:s/>Předmět smlouvy</text:span></text:span></text:p>
      <text:p text:style-name="P17">Touto smlouvou se Česká pirátská strana zavazuje společně se Stranou zelených, KDU-ČSL <text:span text:style-name="T9">a Hnutím nestraníků</text:span> podporovat výše uvedeného kandidáta do uvedených voleb a kandidát tuto podporu přijímá. Smluvní strany se zavazují ke společné volební kampani v uvedených volbách.<text:bookmark text:name="id.3znysh7"/> Tato smlouva nedává žádné povinnosti SZ, KDU-ČSL <text:span text:style-name="T9">a Nestraníkům</text:span>, proto tyto strany nejsou stranou smlouvy. S textem smlouvy však byly strany seznámeny před jejím uzavřením.</text:p>
      <text:p text:style-name="P8"><text:span text:style-name="Standardní_20_písmo_20_odstavce"><text:span text:style-name="T6">3.</text:span></text:span><text:span text:style-name="Standardní_20_písmo_20_odstavce"><text:span text:style-name="T3"> <text:s/>Volební program</text:span></text:span></text:p>
      <text:p text:style-name="P16"><text:span text:style-name="Standardní_20_písmo_20_odstavce"><text:span text:style-name="T5">Program nominovaného kandidáta obsahuje požadavky na průhledné hospodaření veřejných institucí, snížení korupčního prostředí a z prosazování demokratického minima (</text:span></text:span><text:a xlink:type="simple" xlink:href="http://www.pirati.cz/program/minimum" office:target-frame-name="_top" xlink:show="replace"><text:span text:style-name="Standardní_20_písmo_20_odstavce"><text:span text:style-name="T5">http</text:span></text:span></text:a><text:a xlink:type="simple" xlink:href="http://www.pirati.cz/program/minimum" office:target-frame-name="_top" xlink:show="replace"><text:span text:style-name="Standardní_20_písmo_20_odstavce"><text:span text:style-name="T5">://</text:span></text:span></text:a><text:a xlink:type="simple" xlink:href="http://www.pirati.cz/program/minimum" office:target-frame-name="_top" xlink:show="replace"><text:span text:style-name="Standardní_20_písmo_20_odstavce"><text:span text:style-name="T5">pirati</text:span></text:span></text:a><text:a xlink:type="simple" xlink:href="http://www.pirati.cz/program/minimum" office:target-frame-name="_top" xlink:show="replace"><text:span text:style-name="Standardní_20_písmo_20_odstavce"><text:span text:style-name="T5">.</text:span></text:span></text:a><text:a xlink:type="simple" xlink:href="http://www.pirati.cz/program/minimum" office:target-frame-name="_top" xlink:show="replace"><text:span text:style-name="Standardní_20_písmo_20_odstavce"><text:span text:style-name="T5">cz</text:span></text:span></text:a><text:a xlink:type="simple" xlink:href="http://www.pirati.cz/program/minimum" office:target-frame-name="_top" xlink:show="replace"><text:span text:style-name="Standardní_20_písmo_20_odstavce"><text:span text:style-name="T5">/</text:span></text:span></text:a><text:a xlink:type="simple" xlink:href="http://www.pirati.cz/program/minimum" office:target-frame-name="_top" xlink:show="replace"><text:span text:style-name="Standardní_20_písmo_20_odstavce"><text:span text:style-name="T5">program</text:span></text:span></text:a><text:a xlink:type="simple" xlink:href="http://www.pirati.cz/program/minimum" office:target-frame-name="_top" xlink:show="replace"><text:span text:style-name="Standardní_20_písmo_20_odstavce"><text:span text:style-name="T5">/</text:span></text:span></text:a><text:a xlink:type="simple" xlink:href="http://www.pirati.cz/program/minimum" office:target-frame-name="_top" xlink:show="replace"><text:span text:style-name="Standardní_20_písmo_20_odstavce"><text:span text:style-name="T5">minimum</text:span></text:span></text:a><text:span text:style-name="Standardní_20_písmo_20_odstavce"><text:span text:style-name="T5">).</text:span></text:span><text:bookmark text:name="id.2et92p0"/></text:p>
      <text:p text:style-name="P8"><text:bookmark text:name="id.tyjcwt"/><text:soft-page-break/><text:span text:style-name="Standardní_20_písmo_20_odstavce"><text:span text:style-name="T6">4.</text:span></text:span><text:span text:style-name="Standardní_20_písmo_20_odstavce"><text:span text:style-name="T3"> <text:s/>Volební štáb</text:span></text:span></text:p>
      <text:list xml:id="list5489791911603517963" text:style-name="L2">
        <text:list-item>
          <text:p text:style-name="P21">Zřizuje se volební štáb volební kampaně. Členem volebního štábu je nominovaný kandidát a jeden zástupce každé nominující strany.</text:p>
        </text:list-item>
        <text:list-item>
          <text:p text:style-name="P21">V souladu s čl. 7 odst. 2) této smlouvy volební štáb rozhoduje o oprávnění zveřejnit dokumenty ohledně příprav volební kampaně. V ostatních případech volební štáb rozhoduje o takových otázkách volební kampaně, na kterých se všechny smluvní strany shodnou, že se jedná o otázky, které mají být řešeny jednotně. O působnosti volebního štábu bude rozhodnuto na prvním zasedání, které svolá nominovaný kandidát.</text:p>
        </text:list-item>
      </text:list>
      <text:p text:style-name="P13"/>
      <text:list xml:id="list205040775063265" text:continue-numbering="true" text:style-name="L2">
        <text:list-item>
          <text:p text:style-name="P21">Volební štáb rozhoduje jednomyslně, jakmile návrh schválí všichni jeho členové. Zástupčí oprávnění je třeba na žádost prokázat. Návrhy rozhodnutí se volebnímu štábu předkládají písemně.</text:p>
        </text:list-item>
      </text:list>
      <text:p text:style-name="P2"><text:bookmark text:name="id.3dy6vkm"/></text:p>
      <text:list xml:id="list205039673515551" text:continue-numbering="true" text:style-name="L2">
        <text:list-item>
          <text:p text:style-name="P21">Volební štáb jedná a hlasuje na zasedání nebo na dálku pomocí telekomunikačních prostředků. Zasedání svolává nominovaný kandidát. Zasedání má nominovaný kandidát povinnost svolat minimálně 1x týdně. Nominovaný kandidát má také povinnost svolat zasedání tak, aby se konalo do 3 dnů, pokud je o to písemně požádá kterýkoliv člen volebního štábu. Přijatá rozhodnutí rozešle ten, kdo o návrhu dal hlasovat, smluvním stranám.<text:bookmark text:name="id.1t3h5sf"/></text:p>
        </text:list-item>
      </text:list>
      <text:p text:style-name="P18"><text:bookmark text:name="id.2s8eyo1"/><text:bookmark text:name="id.4d34og8"/><text:span text:style-name="Standardní_20_písmo_20_odstavce"><text:span text:style-name="T6">5. <text:s/></text:span></text:span><text:span text:style-name="Standardní_20_písmo_20_odstavce"><text:span text:style-name="T3">Finance volební kampaně</text:span></text:span></text:p>
      <text:list xml:id="list7254792750908115916" text:style-name="L3">
        <text:list-item>
          <text:p text:style-name="P29"><text:span text:style-name="Standardní_20_písmo_20_odstavce"><text:span text:style-name="T5">Kandidát se zavazuje vést transparentní účet, přičemž všechny peněžní prostředky budou uloženy na transparentním bankovním účtu. </text:span></text:span></text:p>
        </text:list-item>
      </text:list>
      <text:p text:style-name="P8"><text:span text:style-name="Standardní_20_písmo_20_odstavce"><text:span text:style-name="T6">6. </text:span></text:span><text:span text:style-name="Standardní_20_písmo_20_odstavce"><text:span text:style-name="T3"><text:s/>Případ zvolení</text:span></text:span></text:p>
      <text:list xml:id="list15574382037872714" text:style-name="L4">
        <text:list-item>
          <text:p text:style-name="P22">V případě zvolení kandidát prohlašuje, že</text:p>
        </text:list-item>
      </text:list>
      <text:p text:style-name="P13"/>
      <text:list xml:id="list7300288422504414760" text:style-name="LS4">
        <text:list-item>
          <text:p text:style-name="P23">se zavazuje, že v případě svého zvolení vstoupí do klubu KDU-ČSL a nezávislí, přičemž nezávislost v něm sdružených senátorů bude zohledněna v jeho názvu, a to pokud bude klub SZ založen bez účasti kandidáta nebo bude k založení scházet více senátorů. Kandidát se zavazuje, že v případě svého zvolení vstoupí do klubu SZ a nezávislí, přičemž nezávislost v něm sdružených senátorů bude zohledněna v jeho názvu, pokud k založení tohoto klubu bude scházet právě jeden senátor a pro klub KDU- ČSL a nezávislí bude dostatečný počet senátorů.,</text:p>
        </text:list-item>
        <text:list-item>
          <text:p text:style-name="P23">že povede pravidelné konzultace s podporujícími stranami ohledně programových otázek, a to aspoň jednou měsíčně po celé volební období.</text:p>
        </text:list-item>
      </text:list>
      <text:list xml:id="list6255276984086284384" text:style-name="L5">
        <text:list-item>
          <text:p text:style-name="P30"><text:bookmark text:name="id.3rdcrjn"/>V případě zvolení se kandidát zavazuje přijmout na pozici asistenta na <text:span text:style-name="T10">1/3</text:span> úvazek osobu, která bude pro tyto účely navržena Českou pirátskou stranou. Kandidát má při rozhodování o přijetí navrženého asistenta právo konkrétního navrženého asistenta odmítnout. Pokud <text:soft-page-break/>navržený asistent nebude kandidátem schválen, zavazuje se Česká pirátská strana navrhnout kandidátovi další osobu. Kandidát i Česká pirátská strana pro tento případ souhlasí s tím, že podmínkou pro přijetí navržené osoby na pozici asistenta je shoda mezi kandidátem a asistentem o výši odměny, která bude asistentovi vyplácena.</text:p>
        </text:list-item>
        <text:list-item>
          <text:p text:style-name="P30">Kandidát i Česká pirátská strana shodně prohlašují, že účelem ustanovení čl. 6 odst. 2) je zajištění pravidelného kontaktu mezi kandidátem a Českou pirátskou stranou a zároveň je účelem tohoto ustanovení získávání relevantních zkušeností z prostředí Parlamentu České republiky pro osoby spolupracující s Českou pirátskou stranou.</text:p>
        </text:list-item>
      </text:list>
      <text:p text:style-name="P8"><text:span text:style-name="Standardní_20_písmo_20_odstavce"><text:span text:style-name="T6">7.</text:span></text:span><text:span text:style-name="Standardní_20_písmo_20_odstavce"><text:span text:style-name="T3"> <text:s/>Společná ustanovení</text:span></text:span></text:p>
      <text:list xml:id="list4142674729170741927" text:style-name="L6">
        <text:list-item>
          <text:p text:style-name="P24">Písemnou podobou se rozumí i komunikace prostřednictvím e-mailové adresy zástupce smluvní strany. Všechny smlouvy, rozhodnutí, zápisy ze zasedání a jiné písemnosti, je kterákoliv smluvní strana oprávněna v rámci transparence zveřejnit.</text:p>
        </text:list-item>
      </text:list>
      <text:p text:style-name="P2"/>
      <text:list xml:id="list205040799190502" text:continue-numbering="true" text:style-name="L6">
        <text:list-item>
          <text:p text:style-name="P24">Smluvní strany nejsou oprávněny bez souhlasu volebního štábu zveřejnit takové dokumenty ohledně příprav volební kampaně, které by byly volební kampani na újmu, a to jen po dobu, dokud tato hrozba nepomine, nejpozději do schválení závěrečného účtu volební kampaně.</text:p>
        </text:list-item>
      </text:list>
      <text:p text:style-name="P2"/>
      <text:list xml:id="list205040273107394" text:continue-numbering="true" text:style-name="L6">
        <text:list-item>
          <text:p text:style-name="P24">Není-li v této smlouvě stanovena lhůta, učiní smluvní strany vše potřebné bez zbytečného odkladu.</text:p>
        </text:list-item>
      </text:list>
      <text:p text:style-name="P8"><text:span text:style-name="Standardní_20_písmo_20_odstavce"><text:span text:style-name="T6">8.</text:span></text:span><text:span text:style-name="Standardní_20_písmo_20_odstavce"><text:span text:style-name="T3"> <text:s/>Ukončení smlouvy</text:span></text:span></text:p>
      <text:list xml:id="list6127789744550074366" text:style-name="L7">
        <text:list-item>
          <text:p text:style-name="P25">Účast smluvních stran končí splnění všech závazků. Bude-li však kandidát zvolen, účast smluvních stran končí až splněním všech závazků po uplynutí volebního období zvoleného kandidáta. Ukončení smlouvy nemá vliv na odpovědnostní vztahy vzniklé během její platnosti.<text:bookmark text:name="id.26in1rg"/></text:p>
        </text:list-item>
      </text:list>
      <text:p text:style-name="P18"><text:span text:style-name="Standardní_20_písmo_20_odstavce"><text:span text:style-name="T6">9. <text:s/></text:span></text:span><text:span text:style-name="Standardní_20_písmo_20_odstavce"><text:span text:style-name="T3">Přílohy</text:span></text:span></text:p>
      <text:p text:style-name="P17">Přílohou této smlouvy je přihláška kandidáta k registraci do voleb podle zákona č. 247/1995 Sb., o volbách do Parlamentu České republiky, ve znění pozdějších předpisů.</text:p>
      <text:p text:style-name="P8"><text:span text:style-name="Standardní_20_písmo_20_odstavce"><text:span text:style-name="T6">10.</text:span></text:span><text:span text:style-name="Standardní_20_písmo_20_odstavce"><text:span text:style-name="T3"> <text:s/>Právní režim</text:span></text:span></text:p>
      <text:p text:style-name="P13">Není-li touto smlouvou určeno jinak, vztahy mezi smluvními stranami se řídí ustanoveními zákona č. 89/2012 Sb., občanským zákoníkem, ve znění pozdějších předpisů, zejména ustanoveními o společnosti.<text:bookmark text:name="id.lnxbz9"/></text:p>
      <text:p text:style-name="P8"><text:soft-page-break/><text:span text:style-name="Standardní_20_písmo_20_odstavce"><text:span text:style-name="T6">11.</text:span></text:span><text:span text:style-name="Standardní_20_písmo_20_odstavce"><text:span text:style-name="T3"> <text:s/>Následky neplatnosti</text:span></text:span></text:p>
      <text:p text:style-name="P13">Pokud by se v důsledku změny právních předpisů nebo z jiných důvodů stala některá ujednání této smlouvy byť částečně neplatnými nebo neúčinnými, smluvní strany prohlašují, že smlouva je ve zbývajícím rozsahu platná a účinná, neodporuje-li to jejímu účelu nebo nejedná-li se o ustanovení, která oddělit nelze. Zavazují se nahradit původní neplatné nebo neúčinné ustanovení novým ustanovením, které se bude účelem a obsahem co nejvíce podobat původnímu ustanovení.</text:p>
      <text:p text:style-name="P8"><text:span text:style-name="Standardní_20_písmo_20_odstavce"><text:span text:style-name="T6">12.</text:span></text:span><text:span text:style-name="Standardní_20_písmo_20_odstavce"><text:span text:style-name="T3"> <text:s/>Řešení sporů</text:span></text:span></text:p>
      <text:list xml:id="list1548848723956322794" text:style-name="L8">
        <text:list-item>
          <text:p text:style-name="P26">Smluvní strany se zavazují řešit všechny právní spory, které vzniknou z této smlouvy nebo v souvislosti s ní, smírnou cestou na jednání volebního štábu. Nepodaří-li se v přiměřené době tímto způsobem spor vyřešit, zavazují se smluvní strany řešit spor na smírčím jednání nominovaného kandidáta a předsedů nominujících stran.</text:p>
        </text:list-item>
      </text:list>
      <text:p text:style-name="P2"/>
      <text:list xml:id="list205040292937628" text:continue-numbering="true" text:style-name="L8">
        <text:list-item>
          <text:p text:style-name="P26">Bez ohledu na ostatní ustanovení smlouvy se závazek podle této smlouvy stane splatným až v okamžiku, kdy smluvní strana bezúspěšně vyčerpá všechny výše uvedené smírné způsoby řešení sporů.<text:bookmark text:name="id.35nkun2"/></text:p>
        </text:list-item>
      </text:list>
      <text:p text:style-name="P8"><text:span text:style-name="Standardní_20_písmo_20_odstavce"><text:span text:style-name="T6">13.</text:span></text:span><text:span text:style-name="Standardní_20_písmo_20_odstavce"><text:span text:style-name="T3"> <text:s/>Závěrečná ustanovení</text:span></text:span></text:p>
      <text:p text:style-name="P13">Tato smlouva může být měněna pouze písemnými vzestupně číslovanými dodatky, které si smluvní strany sjednají. Tato smlouva byla před podpisem schválena oprávněnými orgány podporujících stran. Smluvní strany se ujišťují, že tuto dohodu uzavřely podle své svobodné vůle, nikoliv v tísni a za nevýhodných podmínek, což stvrzují podpisem. Každá smluvní strana obdrží po jednom vyhotovení.</text:p>
      <text:p text:style-name="P2"/>
      <text:p text:style-name="P3"/>
      <text:p text:style-name="P3"/>
      <text:p text:style-name="P3">V Praze dne <text:line-break/></text:p>
      <text:p text:style-name="P3">______________________</text:p>
      <text:p text:style-name="P20">Mgr. Janem Holáskem, LL.M.</text:p>
      <text:p text:style-name="P3">nominovaný kandidát</text:p>
      <text:p text:style-name="P3"/>
      <text:p text:style-name="P3">______________________</text:p>
      <text:p text:style-name="P3">Za Českou pirátskou stranu</text:p>
      <text:p text:style-name="P3"><text:span text:style-name="T9">František Kopřiva</text:span>,</text:p>
      <text:p text:style-name="P3"><text:span text:style-name="T9">místo</text:span>předseda <text:span text:style-name="T9">krajského sdružení Středočeského kraj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letter-kerning="true" style:font-name-asian="Times New Roman"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letter-kerning="true" fo:background-color="transparent" style:font-name-asian="Times New Roman" style:font-size-asian="10pt" style:language-asian="cs" style:country-asian="CZ"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color="#000000"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style:font-size-complex="11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hyphenation-ladder-count="no-limit" fo:keep-with-next="always">
        <style:tab-stops>
          <style:tab-stop style:position="6.251cm"/>
          <style:tab-stop style:position="10.252cm"/>
          <style:tab-stop style:position="14.002cm"/>
        </style:tab-stops>
      </style:paragraph-properties>
      <style:text-properties fo:font-weight="bold" style:font-weight-asian="bold" style:font-weight-complex="bold" fo:hyphenate="false"/>
    </style:style>
    <style:style style:name="Heading_20_2" style:display-name="Heading 2" style:family="paragraph" style:parent-style-name="Standard" style:default-outline-level="2" style:class="text">
      <style:paragraph-properties fo:margin-top="1cm" fo:margin-bottom="1cm" style:contextual-spacing="false" fo:hyphenation-ladder-count="no-limit" fo:keep-with-next="alway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default-outline-level="3" style:class="text">
      <style:paragraph-properties fo:margin-top="1cm" fo:margin-bottom="1cm" style:contextual-spacing="false" fo:hyphenation-ladder-count="no-limit"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style:style>
    <style:style style:name="Heading_20_4" style:display-name="Heading 4" style:family="paragraph" style:parent-style-name="Standard" style:default-outline-level="4" style:class="text">
      <style:paragraph-properties fo:margin-top="0.423cm" fo:margin-bottom="0.106cm" style: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Standard" style:default-outline-level="5" style:class="text">
      <style:paragraph-properties fo:margin-top="1cm" fo:margin-bottom="1cm" style:contextual-spacing="false" fo:hyphenation-ladder-count="no-limit" fo:keep-with-next="always"/>
      <style:text-properties fo:font-size="10pt" fo:font-weight="bold" style:font-size-asian="10pt" style:font-weight-asian="bold" style:font-size-complex="10pt" style:font-weight-complex="bold" fo:hyphenate="false"/>
    </style:style>
    <style:style style:name="Heading_20_6" style:display-name="Heading 6" style:family="paragraph" style:parent-style-name="Standard" style:default-outline-level="6" style:class="text">
      <style:paragraph-properties fo:margin-top="0.423cm" fo:margin-bottom="0.106cm" style:contextual-spacing="false" fo:hyphenation-ladder-count="no-limit"/>
      <style:text-properties fo:font-weight="bold" style:font-weight-asian="bold" style:font-weight-complex="bold" fo:hyphenate="false"/>
    </style:style>
    <style:style style:name="Normální" style:family="paragraph">
      <style:paragraph-properties fo:hyphenation-ladder-count="no-limit"/>
      <style:text-properties fo:hyphenate="false"/>
    </style:style>
    <style:style style:name="Bez_20_seznamu1" style:display-name="Bez seznamu1" style:family="paragraph">
      <style:paragraph-properties fo:hyphenation-ladder-count="no-limit"/>
      <style:text-properties fo:hyphenate="false"/>
    </style:style>
    <style:style style:name="Title" style:family="paragraph" style:parent-style-name="Standard" style:class="chapter">
      <style:paragraph-properties fo:margin-top="1cm" fo:margin-bottom="1cm" style:contextual-spacing="false" fo:text-align="center" style:justify-single-word="false" fo:hyphenation-ladder-count="no-limit" fo:keep-with-next="always"/>
      <style:text-properties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Standard" style:class="chapter">
      <style:paragraph-properties fo:margin-top="0.106cm" fo:margin-bottom="0.212cm" style:contextual-spacing="false" fo:text-align="center" style:justify-single-word="false" fo:hyphenation-ladder-count="no-limit" fo:keep-with-next="always"/>
      <style:text-properties style:font-name="Arial" fo:font-family="Arial" style:font-family-generic="swiss" style:font-pitch="variable" fo:font-size="18pt" style:font-name-asian="Arial" style:font-family-asian="Arial" style:font-family-generic-asian="swiss" style:font-pitch-asian="variable" style:font-size-asian="18pt" style:font-name-complex="Arial" style:font-family-complex="Arial" style:font-family-generic-complex="swiss" style:font-pitch-complex="variable" style:font-size-complex="18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Text_20_bubliny" style:display-name="Text bubliny" style:family="paragraph" style:parent-style-name="Normální">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tandardní_20_písmo_20_odstavce" style:display-name="Standardní písmo odstavce"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Zápatí_20_Char" style:display-name="Zápatí Char" style:family="text" style:parent-style-name="Standardní_20_písmo_20_odstavce"/>
    <style:style style:name="Text_20_bubliny_20_Char" style:display-name="Text bubliny Char" style:family="text" style:parent-style-name="Standardní_20_písmo_20_odstavc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2" style:display-name="WW_CharLFO1LV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3" style:display-name="WW_CharLFO1LV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4" style:display-name="WW_CharLFO1LV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5" style:display-name="WW_CharLFO1LV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6" style:display-name="WW_CharLFO1LV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7" style:display-name="WW_CharLFO1LV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8" style:display-name="WW_CharLFO1LV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1LVL9" style:display-name="WW_CharLFO1LVL9"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1" style:display-name="WW_CharLFO2LV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2" style:display-name="WW_CharLFO2LV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3" style:display-name="WW_CharLFO2LV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4" style:display-name="WW_CharLFO2LV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5" style:display-name="WW_CharLFO2LV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6" style:display-name="WW_CharLFO2LV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7" style:display-name="WW_CharLFO2LV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8" style:display-name="WW_CharLFO2LV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2LVL9" style:display-name="WW_CharLFO2LVL9"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1" style:display-name="WW_CharLFO3LV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2" style:display-name="WW_CharLFO3LV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3" style:display-name="WW_CharLFO3LV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4" style:display-name="WW_CharLFO3LV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5" style:display-name="WW_CharLFO3LV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6" style:display-name="WW_CharLFO3LV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7" style:display-name="WW_CharLFO3LV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8" style:display-name="WW_CharLFO3LV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3LVL9" style:display-name="WW_CharLFO3LVL9"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1" style:display-name="WW_CharLFO4LV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2" style:display-name="WW_CharLFO4LV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3" style:display-name="WW_CharLFO4LV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4" style:display-name="WW_CharLFO4LV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5" style:display-name="WW_CharLFO4LV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6" style:display-name="WW_CharLFO4LV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7" style:display-name="WW_CharLFO4LV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8" style:display-name="WW_CharLFO4LV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_5f_CharLFO4LVL9" style:display-name="WW_CharLFO4LVL9"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1">
        <style:list-level-properties text:space-before="1.905cm"/>
      </text:list-level-style-number>
      <text:list-level-style-number text:level="3" text:style-name="WW_5f_CharLFO1LVL3" style:num-suffix="." style:num-format="1">
        <style:list-level-properties text:space-before="3.493cm"/>
      </text:list-level-style-number>
      <text:list-level-style-number text:level="4" text:style-name="WW_5f_CharLFO1LVL4" style:num-suffix="." style:num-format="1">
        <style:list-level-properties text:space-before="4.445cm"/>
      </text:list-level-style-number>
      <text:list-level-style-number text:level="5" text:style-name="WW_5f_CharLFO1LVL5" style:num-suffix="." style:num-format="1">
        <style:list-level-properties text:space-before="5.715cm"/>
      </text:list-level-style-number>
      <text:list-level-style-number text:level="6" text:style-name="WW_5f_CharLFO1LVL6" style:num-suffix="." style:num-format="1">
        <style:list-level-properties text:space-before="7.303cm"/>
      </text:list-level-style-number>
      <text:list-level-style-number text:level="7" text:style-name="WW_5f_CharLFO1LVL7" style:num-suffix="." style:num-format="1">
        <style:list-level-properties text:space-before="8.255cm"/>
      </text:list-level-style-number>
      <text:list-level-style-number text:level="8" text:style-name="WW_5f_CharLFO1LVL8" style:num-suffix="." style:num-format="1">
        <style:list-level-properties text:space-before="9.525cm"/>
      </text:list-level-style-number>
      <text:list-level-style-number text:level="9" text:style-name="WW_5f_CharLFO1LVL9"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WW_5f_CharLFO2LVL1" style:num-suffix=")" style:num-format="a" style:num-letter-sync="true">
        <style:list-level-properties text:space-before="0.635cm" text:min-label-width="0.635cm"/>
      </text:list-level-style-number>
      <text:list-level-style-number text:level="2" text:style-name="WW_5f_CharLFO2LVL2" style:num-suffix="." style:num-format="1">
        <style:list-level-properties text:space-before="1.905cm"/>
      </text:list-level-style-number>
      <text:list-level-style-number text:level="3" text:style-name="WW_5f_CharLFO2LVL3" style:num-suffix="." style:num-format="1">
        <style:list-level-properties text:space-before="3.493cm"/>
      </text:list-level-style-number>
      <text:list-level-style-number text:level="4" text:style-name="WW_5f_CharLFO2LVL4" style:num-suffix="." style:num-format="1">
        <style:list-level-properties text:space-before="4.445cm"/>
      </text:list-level-style-number>
      <text:list-level-style-number text:level="5" text:style-name="WW_5f_CharLFO2LVL5" style:num-suffix="." style:num-format="1">
        <style:list-level-properties text:space-before="5.715cm"/>
      </text:list-level-style-number>
      <text:list-level-style-number text:level="6" text:style-name="WW_5f_CharLFO2LVL6" style:num-suffix="." style:num-format="1">
        <style:list-level-properties text:space-before="7.303cm"/>
      </text:list-level-style-number>
      <text:list-level-style-number text:level="7" text:style-name="WW_5f_CharLFO2LVL7" style:num-suffix="." style:num-format="1">
        <style:list-level-properties text:space-before="8.255cm"/>
      </text:list-level-style-number>
      <text:list-level-style-number text:level="8" text:style-name="WW_5f_CharLFO2LVL8" style:num-suffix="." style:num-format="1">
        <style:list-level-properties text:space-before="9.525cm"/>
      </text:list-level-style-number>
      <text:list-level-style-number text:level="9" text:style-name="WW_5f_CharLFO2LVL9"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WW_5f_CharLFO3LVL1" style:num-suffix=")" style:num-format="a" style:num-letter-sync="true">
        <style:list-level-properties text:space-before="0.635cm" text:min-label-width="0.635cm"/>
      </text:list-level-style-number>
      <text:list-level-style-number text:level="2" text:style-name="WW_5f_CharLFO3LVL2" style:num-suffix="." style:num-format="1">
        <style:list-level-properties text:space-before="1.905cm"/>
      </text:list-level-style-number>
      <text:list-level-style-number text:level="3" text:style-name="WW_5f_CharLFO3LVL3" style:num-suffix="." style:num-format="1">
        <style:list-level-properties text:space-before="3.493cm"/>
      </text:list-level-style-number>
      <text:list-level-style-number text:level="4" text:style-name="WW_5f_CharLFO3LVL4" style:num-suffix="." style:num-format="1">
        <style:list-level-properties text:space-before="4.445cm"/>
      </text:list-level-style-number>
      <text:list-level-style-number text:level="5" text:style-name="WW_5f_CharLFO3LVL5" style:num-suffix="." style:num-format="1">
        <style:list-level-properties text:space-before="5.715cm"/>
      </text:list-level-style-number>
      <text:list-level-style-number text:level="6" text:style-name="WW_5f_CharLFO3LVL6" style:num-suffix="." style:num-format="1">
        <style:list-level-properties text:space-before="7.303cm"/>
      </text:list-level-style-number>
      <text:list-level-style-number text:level="7" text:style-name="WW_5f_CharLFO3LVL7" style:num-suffix="." style:num-format="1">
        <style:list-level-properties text:space-before="8.255cm"/>
      </text:list-level-style-number>
      <text:list-level-style-number text:level="8" text:style-name="WW_5f_CharLFO3LVL8" style:num-suffix="." style:num-format="1">
        <style:list-level-properties text:space-before="9.525cm"/>
      </text:list-level-style-number>
      <text:list-level-style-number text:level="9" text:style-name="WW_5f_CharLFO3LVL9"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WW_5f_CharLFO4LVL1" style:num-suffix=")" style:num-format="a" style:num-letter-sync="true">
        <style:list-level-properties text:space-before="1.27cm" text:min-label-width="0.635cm"/>
      </text:list-level-style-number>
      <text:list-level-style-number text:level="2" text:style-name="WW_5f_CharLFO4LVL2" style:num-suffix="." style:num-format="1">
        <style:list-level-properties text:space-before="2.54cm"/>
      </text:list-level-style-number>
      <text:list-level-style-number text:level="3" text:style-name="WW_5f_CharLFO4LVL3" style:num-suffix="." style:num-format="1">
        <style:list-level-properties text:space-before="4.128cm"/>
      </text:list-level-style-number>
      <text:list-level-style-number text:level="4" text:style-name="WW_5f_CharLFO4LVL4" style:num-suffix="." style:num-format="1">
        <style:list-level-properties text:space-before="5.08cm"/>
      </text:list-level-style-number>
      <text:list-level-style-number text:level="5" text:style-name="WW_5f_CharLFO4LVL5" style:num-suffix="." style:num-format="1">
        <style:list-level-properties text:space-before="6.35cm"/>
      </text:list-level-style-number>
      <text:list-level-style-number text:level="6" text:style-name="WW_5f_CharLFO4LVL6" style:num-suffix="." style:num-format="1">
        <style:list-level-properties text:space-before="7.938cm"/>
      </text:list-level-style-number>
      <text:list-level-style-number text:level="7" text:style-name="WW_5f_CharLFO4LVL7" style:num-suffix="." style:num-format="1">
        <style:list-level-properties text:space-before="8.89cm"/>
      </text:list-level-style-number>
      <text:list-level-style-number text:level="8" text:style-name="WW_5f_CharLFO4LVL8" style:num-suffix="." style:num-format="1">
        <style:list-level-properties text:space-before="10.16cm"/>
      </text:list-level-style-number>
      <text:list-level-style-number text:level="9" text:style-name="WW_5f_CharLFO4LVL9" style:num-suffix="." style:num-format="1">
        <style:list-level-properties text:space-before="11.74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ab-stops>
          <style:tab-stop style:position="4.763cm"/>
          <style:tab-stop style:position="8.89cm"/>
          <style:tab-stop style:position="13.018cm"/>
        </style:tab-stops>
      </style:paragraph-properties>
    </style:style>
    <style:style style:name="MP2" style:family="paragraph" style:parent-style-name="Standard" style:master-page-name="">
      <style:paragraph-properties fo:margin-left="0cm" fo:margin-right="0cm" fo:text-align="center" style:justify-single-word="false" fo:hyphenation-ladder-count="no-limit" fo:text-indent="-1.101cm" style:auto-text-indent="false" style:page-number="auto">
        <style:tab-stops>
          <style:tab-stop style:position="4.763cm"/>
          <style:tab-stop style:position="8.89cm"/>
          <style:tab-stop style:position="13.018cm"/>
        </style:tab-stops>
      </style:paragraph-properties>
      <style:text-properties fo:hyphenate="false"/>
    </style:style>
    <style:style style:name="MT1" style:family="text">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328cm" fo:margin-right="2.268cm" style:writing-mode="lr-tb" style:footnote-max-height="0cm">
        <style:footnote-sep style:width="0.018cm" style:line-style="solid" style:adjustment="left" style:rel-width="33%" style:color="#000000"/>
      </style:page-layout-properties>
      <style:header-style/>
      <style:footer-style>
        <style:header-footer-properties fo:min-height="0.021cm" fo:margin-left="1.199cm" fo:margin-right="1.069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Standardní_20_písmo_20_odstavce"><text:span text:style-name="MT1"><text:line-break/></text:span></text:span><text:page-number text:select-page="current">4</text:page-number></text:p>
        <text:p text:style-name="MP2"><text:span text:style-name="Standardní_20_písmo_20_odstavce"><text:span text:style-name="MT1"><text:line-break/></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Václav Láska</meta:initial-creator>
    <dc:creator>Vladislav Tobias Esner</dc:creator>
    <meta:creation-date>2014-07-08T13:16:00Z</meta:creation-date>
    <dc:date>2016-07-21T20:50:39.012035703</dc:date>
    <meta:print-date>2014-06-24T08:23:00Z</meta:print-date>
    <meta:editing-cycles>5</meta:editing-cycles>
    <meta:editing-duration>PT24M37S</meta:editing-duration>
    <meta:document-statistic meta:table-count="0" meta:image-count="0" meta:object-count="0" meta:page-count="4" meta:paragraph-count="55" meta:word-count="1019" meta:character-count="7069" meta:non-whitespace-character-count="6088"/>
    <meta:template xlink:type="simple" xlink:actuate="onRequest" xlink:title="" xlink:href="Normal"/>
  </office:meta>
</office:document-meta>
</file>